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9846in" fo:margin-right="0in" fo:text-indent="0.4925in" style:auto-text-indent="false"/>
    </style:style>
    <style:style style:name="P8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9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3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4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5" style:family="paragraph" style:list-style-name="WW8Num4"/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style:style style:name="T11" style:family="text">
      <style:text-properties style:font-name="TimesNewRoman" fo:font-size="12pt" style:font-name-asian="TimesNewRoman" style:font-size-asian="12pt" style:font-name-complex="TimesNew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osh Ghimire Bhattarai</text:p>
      <text:p text:style-name="P2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2">Home: 248-465-1560; Mobile: 248-719-4175</text:p>
      <text:p text:style-name="P2">113 S Prospect Ave.</text:p>
      <text:p text:style-name="P2">Redondo Beach, California 90277</text:p>
      <text:p text:style-name="P6"><text:a xlink:type="simple" xlink:href="https://github.com/bhattarai333" text:style-name="Internet_20_link" text:visited-style-name="Visited_20_Internet_20_Link">https://github.com/bhattarai333</text:a></text:p>
      <text:p text:style-name="P6"/>
      <text:p text:style-name="P3">EDUCATION:<text:tab/></text:p>
      <text:p text:style-name="P9">Bachelor's Degree, Computer Science, May 2019 </text:p>
      <text:p text:style-name="P7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3">EXPERIENCE:<text:tab/></text:p>
      <text:p text:style-name="P3"><text:span text:style-name="T4"><text:tab/><text:tab/><text:tab/>Capstone Experience,</text:span><text:span text:style-name="T7"> </text:span><text:span text:style-name="T8">East Lansing, Michigan</text:span></text:p>
      <text:p text:style-name="P3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1271463971137475913" text:style-name="WW8Num2">
        <text:list-item>
          <text:p text:style-name="P11">Worked in a group of five peers to design, develop, debug and deliver a real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5"/>
      <text:p text:style-name="P7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30695284" text:continue-numbering="true" text:style-name="WW8Num2">
        <text:list-item>
          <text:p text:style-name="P11">Designed and developed software to solve diagnostic issues for multiple users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Divided project into small tasks and completed them independently.</text:p>
        </text:list-item>
        <text:list-item>
          <text:p text:style-name="P11">Learned practical skills in many languages such as C++, C#, HTML and JavaScript.</text:p>
        </text:list-item>
      </text:list>
      <text:p text:style-name="P4">SKILLS:</text:p>
      <text:list xml:id="list5091205344926175140" text:style-name="WW8Num3">
        <text:list-item>
          <text:p text:style-name="P12">Java - Created program which was eventually sold to digital media company.</text:p>
        </text:list-item>
        <text:list-item>
          <text:p text:style-name="P12">Python - Familiar in creating web apps and machine learning model functionality.</text:p>
        </text:list-item>
        <text:list-item>
          <text:p text:style-name="P12">JavaScript - Designed website to display information neatly from C# server.</text:p>
        </text:list-item>
        <text:list-item>
          <text:p text:style-name="P12">C# - Designed <text:s/>WebSocket server to receive and process REST API calls.</text:p>
        </text:list-item>
        <text:list-item>
          <text:p text:style-name="P12">C/C++ - Taken one year each of college level C and C++ courses.</text:p>
        </text:list-item>
        <text:list-item>
          <text:p text:style-name="P12">Assembly - Basic level of understanding from college courses.</text:p>
        </text:list-item>
      </text:list>
      <text:p text:style-name="P8"/>
      <text:p text:style-name="P4">ACTIVITES &amp; HONORS:</text:p>
      <text:list xml:id="list7632001027296693150" text:style-name="WW8Num4">
        <text:list-item>
          <text:p><text:span text:style-name="T11">Urban Science Sigma Award - Best overall capstone project, </text:span><text:a xlink:type="simple" xlink:href="https://www.cse.msu.edu/~cse498/2018-08/design-day/awards/#urban-science-sigma-award" text:style-name="Internet_20_link" text:visited-style-name="Visited_20_Internet_20_Link">Herman Miller FIBRE</text:a><text:span text:style-name="T11">.</text:span></text:p>
        </text:list-item>
        <text:list-item>
          <text:p text:style-name="P13">LEGO Robotics - Medal for “excellent programming”.</text:p>
        </text:list-item>
        <text:list-item>
          <text:p text:style-name="P14">Flash Programming - Earned <text:s/>$600 at age of 13 by programming flash games.</text:p>
        </text:list-item>
        <text:list-item>
          <text:p text:style-name="P13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itizen of United States of America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9-07-25T10:49:29.22</dc:date>
    <meta:editing-cycles>32</meta:editing-cycles>
    <meta:editing-duration>P3DT10H6M29S</meta:editing-duration>
    <meta:generator>OpenOffice/4.1.6$Win32 OpenOffice.org_project/416m1$Build-9790</meta:generator>
    <meta:document-statistic meta:table-count="0" meta:image-count="0" meta:object-count="0" meta:page-count="1" meta:paragraph-count="42" meta:word-count="367" meta:character-count="2405"/>
  </office:meta>
</office:document-meta>
</file>